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Insertion anomaly: We cannot insert a new visit number (VisitNo) unless a provider number (ProvNo) is provided</text:span></text:p>
      <text:p text:style-name="P1"><text:span text:style-name="T1"/></text:p>
      <text:p text:style-name="P1"><text:span text:style-name="T1">Update anomaly: We must change multiple rows if patient<text:s text:c="2"/>moves to a new city</text:span></text:p>
      <text:p text:style-name="P1"><text:span text:style-name="T1"/></text:p>
      <text:p text:style-name="P1"><text:span text:style-name="T1">Deletion anomaly:<text:s text:c="2"/>deleting last row also removes provider D3 with specialty Cardiologist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